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paragraph-rsid="001efa4a"/>
    </style:style>
    <style:style style:name="P2" style:family="paragraph" style:parent-style-name="Standard">
      <style:text-properties fo:font-style="normal" style:text-underline-style="none" officeooo:paragraph-rsid="001efa4a" style:font-style-asian="normal" style:font-style-complex="normal"/>
    </style:style>
    <style:style style:name="P3" style:family="paragraph" style:parent-style-name="Standard">
      <style:text-properties fo:font-style="normal" style:text-underline-style="solid" style:text-underline-width="auto" style:text-underline-color="font-color" officeooo:paragraph-rsid="001efa4a" style:font-style-asian="normal" style:font-style-complex="normal"/>
    </style:style>
    <style:style style:name="P4" style:family="paragraph" style:parent-style-name="Standard">
      <style:text-properties style:text-underline-style="none" officeooo:paragraph-rsid="001efa4a"/>
    </style:style>
    <style:style style:name="P5" style:family="paragraph" style:parent-style-name="Standard" style:list-style-name="L1">
      <style:text-properties style:text-underline-style="none" officeooo:paragraph-rsid="001efa4a"/>
    </style:style>
    <style:style style:name="P6" style:family="paragraph" style:parent-style-name="Standard" style:list-style-name="L1">
      <style:text-properties style:text-underline-style="none" officeooo:paragraph-rsid="001f78ff"/>
    </style:style>
    <style:style style:name="P7" style:family="paragraph" style:parent-style-name="Preformatted_20_Text">
      <style:text-properties fo:font-variant="normal" fo:text-transform="none" fo:color="#000000" fo:letter-spacing="normal"/>
    </style:style>
    <style:style style:name="P8" style:family="paragraph" style:parent-style-name="Preformatted_20_Text">
      <style:text-properties fo:font-variant="normal" fo:text-transform="none" fo:color="#000000" fo:letter-spacing="normal" fo:font-style="normal" style:text-underline-style="none" fo:font-weight="normal" officeooo:paragraph-rsid="001efa4a" style:font-style-asian="italic" style:font-style-complex="italic"/>
    </style:style>
    <style:style style:name="P9" style:family="paragraph" style:parent-style-name="Preformatted_20_Text">
      <style:text-properties fo:font-variant="normal" fo:text-transform="none" fo:color="#3f5fbf" fo:letter-spacing="normal"/>
    </style:style>
    <style:style style:name="P10" style:family="paragraph" style:parent-style-name="Preformatted_20_Text">
      <style:text-properties fo:font-variant="normal" fo:text-transform="none" fo:color="#3f5fbf" fo:letter-spacing="normal" fo:font-style="normal" style:text-underline-style="none" fo:font-weight="normal" officeooo:paragraph-rsid="001efa4a" style:font-style-asian="normal" style:font-style-complex="normal"/>
    </style:style>
    <style:style style:name="P11" style:family="paragraph" style:parent-style-name="Preformatted_20_Text">
      <style:paragraph-properties fo:margin-top="0in" fo:margin-bottom="0.1965in" style:contextual-spacing="false"/>
      <style:text-properties fo:font-variant="normal" fo:text-transform="none" fo:color="#800080" fo:letter-spacing="normal" fo:font-style="normal" fo:font-weight="normal"/>
    </style:style>
    <style:style style:name="P12" style:family="paragraph" style:parent-style-name="Preformatted_20_Text">
      <style:paragraph-properties fo:margin-top="0in" fo:margin-bottom="0.1965in" style:contextual-spacing="false"/>
      <style:text-properties fo:font-variant="normal" fo:text-transform="none" fo:color="#000000" fo:letter-spacing="normal"/>
    </style:style>
    <style:style style:name="T1" style:family="text">
      <style:text-properties officeooo:rsid="001efa4a"/>
    </style:style>
    <style:style style:name="T2" style:family="text">
      <style:text-properties fo:font-style="italic" officeooo:rsid="001f78ff" style:font-style-asian="italic" style:font-style-complex="italic"/>
    </style:style>
    <style:style style:name="T3" style:family="text">
      <style:text-properties fo:font-style="italic" officeooo:rsid="001efa4a" style:font-style-asian="italic" style:font-style-complex="italic"/>
    </style:style>
    <style:style style:name="T4" style:family="text">
      <style:text-properties fo:color="#808030"/>
    </style:style>
    <style:style style:name="T5" style:family="text">
      <style:text-properties fo:color="#808030" fo:font-style="normal" fo:font-weight="normal"/>
    </style:style>
    <style:style style:name="T6" style:family="text">
      <style:text-properties fo:color="#603000"/>
    </style:style>
    <style:style style:name="T7" style:family="text">
      <style:text-properties fo:color="#603000" fo:font-style="normal" fo:font-weight="normal"/>
    </style:style>
    <style:style style:name="T8" style:family="text">
      <style:text-properties fo:color="#800080"/>
    </style:style>
    <style:style style:name="T9" style:family="text">
      <style:text-properties fo:color="#800080" fo:font-style="normal" fo:font-weight="normal"/>
    </style:style>
    <style:style style:name="T10" style:family="text">
      <style:text-properties fo:font-style="normal" fo:font-weight="normal"/>
    </style:style>
    <style:style style:name="T11" style:family="text">
      <style:text-properties fo:color="#800000" fo:font-style="normal" fo:font-weight="bold"/>
    </style:style>
    <style:style style:name="T12" style:family="text">
      <style:text-properties fo:color="#696969" fo:font-style="normal" fo:font-weight="normal"/>
    </style:style>
    <style:style style:name="T13" style:family="text">
      <style:text-properties fo:color="#008c00" fo:font-style="normal" fo:font-weight="normal"/>
    </style:style>
    <style:style style:name="T14" style:family="text">
      <style:text-properties officeooo:rsid="001f78ff"/>
    </style:style>
    <style:style style:name="T15" style:family="text">
      <style:text-properties officeooo:rsid="0020b0a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MPLEMENTATIONS</text:span></text:p>
      <text:list xml:id="list644592957" text:style-name="L1">
        <text:list-item>
          <text:p text:style-name="P5"><text:span text:style-name="T14">Implemented </text:span><text:span text:style-name="T2">IWordy</text:span><text:span text:style-name="T14"> in </text:span><text:span text:style-name="T2">WordyImpl</text:span><text:span text:style-name="T14"> class under </text:span><text:span text:style-name="T2">com.guidewire.wordy.impl</text:span><text:span text:style-name="T14"> package</text:span></text:p>
        </text:list-item>
        <text:list-item>
          <text:p text:style-name="P6"><text:span text:style-name="T14">Updated </text:span><text:span text:style-name="T2">WordyGame</text:span><text:span text:style-name="T14"> to create a new </text:span><text:span text:style-name="T2">IWordy</text:span><text:span text:style-name="T14"> implementation and pass it to </text:span><text:span text:style-name="T2">WordyFrame</text:span></text:p>
        </text:list-item>
        <text:list-item>
          <text:p text:style-name="P6"><text:span text:style-name="T14">Implemented </text:span><text:span text:style-name="T2">IWordInBoardValidator</text:span><text:span text:style-name="T14"> in </text:span><text:span text:style-name="T2">WordInBoardValidatorImpl</text:span><text:span text:style-name="T14"> class under </text:span><text:span text:style-name="T2">com.guidewire.wordy.impl</text:span><text:span text:style-name="T14"> package</text:span></text:p>
        </text:list-item>
        <text:list-item>
          <text:p text:style-name="P6"><text:span text:style-name="T14">Implemented </text:span><text:span text:style-name="T2">WordyImplTest</text:span><text:span text:style-name="T14"> and </text:span><text:span text:style-name="T2">WordInBoardValidatorImplTest</text:span><text:span text:style-name="T14"> Junit test cases and they are under </text:span><text:span text:style-name="T2">com.guidewire.wordy.test </text:span><text:span text:style-name="T14">package.</text:span></text:p>
          <text:p text:style-name="P6"><text:span text:style-name="T14"/></text:p>
        </text:list-item>
      </text:list>
      <text:p text:style-name="P1"><text:span text:style-name="T1">CHANGES</text:span></text:p>
      <text:p text:style-name="P4"><text:span text:style-name="T1">I have made the following changes to </text:span><text:span text:style-name="T3">WordImpl.java</text:span><text:span text:style-name="T1"> and </text:span><text:span text:style-name="T3">BoardImpl.java</text:span><text:span text:style-name="T1"> so that I can initialize the board with custom strings which helps to test the functionality. I have not included them in the interface</text:span><text:span text:style-name="T15">s they implement</text:span><text:span text:style-name="T1">.</text:span></text:p>
      <text:p text:style-name="P4"><text:span text:style-name="T1"/></text:p>
      <text:p text:style-name="P1"><text:span text:style-name="T1">WordyImpl.java</text:span></text:p>
      <text:p text:style-name="P8">public IBoard generateNewBoard<text:span text:style-name="T4">(</text:span><text:span text:style-name="T6">String</text:span><text:span text:style-name="T4">[]</text:span> boardStrings<text:span text:style-name="T4">)</text:span> <text:span text:style-name="T8">{</text:span></text:p>
      <text:p text:style-name="P7"><text:s text:c="4"/><text:span text:style-name="T10">board </text:span><text:span text:style-name="T5">=</text:span><text:span text:style-name="T10"> new BoardImpl</text:span><text:span text:style-name="T5">(</text:span><text:span text:style-name="T10">boardStrings</text:span><text:span text:style-name="T5">)</text:span><text:span text:style-name="T9">;</text:span></text:p>
      <text:p text:style-name="P7"><text:s text:c="4"/><text:span text:style-name="T11">return</text:span><text:span text:style-name="T10"> board</text:span><text:span text:style-name="T9">;</text:span></text:p>
      <text:p text:style-name="P11">}</text:p>
      <text:p text:style-name="P3"><text:span text:style-name="T1">BoardImpl.java</text:span></text:p>
      <text:p text:style-name="P10"><text:span text:style-name="T1">/**</text:span></text:p>
      <text:p text:style-name="P9">   <text:span text:style-name="T10">* Initialize the board with given strings</text:span></text:p>
      <text:p text:style-name="P9">   <text:span text:style-name="T10">*/</text:span></text:p>
      <text:p text:style-name="P7"><text:s text:c="2"/><text:span text:style-name="T10">public BoardImpl</text:span><text:span text:style-name="T5">(</text:span><text:span text:style-name="T7">String</text:span><text:span text:style-name="T5">[]</text:span><text:span text:style-name="T10"> boardStrings</text:span><text:span text:style-name="T5">)</text:span><text:span text:style-name="T9">{</text:span></text:p>
      <text:p text:style-name="P7"><text:s text:c="5"/><text:span text:style-name="T12">//In case of failure, assigns random strings</text:span></text:p>
      <text:p text:style-name="P7"><text:s text:c="5"/><text:span text:style-name="T11">this</text:span><text:span text:style-name="T5">()</text:span><text:span text:style-name="T9">;</text:span></text:p>
      <text:p text:style-name="P7"><text:s text:c="5"/></text:p>
      <text:p text:style-name="P7"><text:s text:c="5"/><text:span text:style-name="T12">//Perform sanity check on boardStrings, if it fails, call BoardImpl()</text:span></text:p>
      <text:p text:style-name="P7"><text:s text:c="5"/><text:span text:style-name="T11">if</text:span><text:span text:style-name="T5">(</text:span><text:span text:style-name="T10">boardStrings</text:span><text:span text:style-name="T5">.</text:span><text:span text:style-name="T10">length </text:span><text:span text:style-name="T5">!=</text:span><text:span text:style-name="T10"> BOARD_ROWS</text:span><text:span text:style-name="T5">)</text:span><text:span text:style-name="T9">{</text:span></text:p>
      <text:p text:style-name="P7"><text:s text:c="9"/><text:span text:style-name="T11">return</text:span><text:span text:style-name="T9">;</text:span></text:p>
      <text:p text:style-name="P7"><text:s text:c="5"/><text:span text:style-name="T9">}</text:span></text:p>
      <text:p text:style-name="P7"><text:s text:c="5"/><text:span text:style-name="T11">for</text:span><text:span text:style-name="T5">(</text:span><text:span text:style-name="T7">String</text:span><text:span text:style-name="T10"> s </text:span><text:span text:style-name="T9">:</text:span><text:span text:style-name="T10"> boardStrings</text:span><text:span text:style-name="T5">)</text:span><text:span text:style-name="T9">{</text:span></text:p>
      <text:p text:style-name="P7"><text:s text:c="8"/><text:span text:style-name="T11">if</text:span><text:span text:style-name="T5">(</text:span><text:span text:style-name="T10">s</text:span><text:span text:style-name="T5">.</text:span><text:span text:style-name="T10">length</text:span><text:span text:style-name="T5">()</text:span><text:span text:style-name="T10"> </text:span><text:span text:style-name="T5">!=</text:span><text:span text:style-name="T10"> BOARD_COLUMNS</text:span><text:span text:style-name="T5">)</text:span><text:span text:style-name="T9">{</text:span></text:p>
      <text:p text:style-name="P7"><text:s text:c="12"/><text:span text:style-name="T11">return</text:span><text:span text:style-name="T9">;</text:span></text:p>
      <text:p text:style-name="P7"><text:s text:c="8"/><text:span text:style-name="T9">}</text:span></text:p>
      <text:p text:style-name="P7"><text:s text:c="5"/><text:span text:style-name="T9">}</text:span></text:p>
      <text:p text:style-name="P7"><text:s text:c="5"/></text:p>
      <text:p text:style-name="P7"><text:s text:c="5"/><text:span text:style-name="T12">//Assign strings to board</text:span></text:p>
      <text:p text:style-name="P7"><text:s text:c="5"/><text:span text:style-name="T11">for</text:span><text:span text:style-name="T5">(</text:span><text:span text:style-name="T11">int</text:span><text:span text:style-name="T10"> row </text:span><text:span text:style-name="T5">=</text:span><text:span text:style-name="T10"> </text:span><text:span text:style-name="T13">0</text:span><text:span text:style-name="T9">;</text:span><text:span text:style-name="T10"> row </text:span><text:span text:style-name="T5">&lt;</text:span><text:span text:style-name="T10"> BOARD_ROWS</text:span><text:span text:style-name="T9">;</text:span><text:span text:style-name="T10"> row</text:span><text:span text:style-name="T5">++)</text:span><text:span text:style-name="T9">{</text:span></text:p>
      <text:p text:style-name="P7"><text:s text:c="9"/><text:span text:style-name="T7">String</text:span><text:span text:style-name="T10"> s </text:span><text:span text:style-name="T5">=</text:span><text:span text:style-name="T10"> boardStrings</text:span><text:span text:style-name="T5">[</text:span><text:span text:style-name="T10">row</text:span><text:span text:style-name="T5">]</text:span><text:span text:style-name="T9">;</text:span></text:p>
      <text:p text:style-name="P7"><text:s text:c="9"/><text:span text:style-name="T11">for</text:span><text:span text:style-name="T5">(</text:span><text:span text:style-name="T11">int</text:span><text:span text:style-name="T10"> col </text:span><text:span text:style-name="T5">=</text:span><text:span text:style-name="T10"> </text:span><text:span text:style-name="T13">0</text:span><text:span text:style-name="T9">;</text:span><text:span text:style-name="T10"> col </text:span><text:span text:style-name="T5">&lt;</text:span><text:span text:style-name="T10"> BOARD_COLUMNS</text:span><text:span text:style-name="T9">;</text:span><text:span text:style-name="T10"> col</text:span><text:span text:style-name="T5">++)</text:span><text:span text:style-name="T9">{</text:span></text:p>
      <text:p text:style-name="P7"><text:s text:c="13"/><text:span text:style-name="T10">_cells</text:span><text:span text:style-name="T5">[</text:span><text:span text:style-name="T10">row</text:span><text:span text:style-name="T5">][</text:span><text:span text:style-name="T10">col</text:span><text:span text:style-name="T5">]</text:span><text:span text:style-name="T10"> </text:span><text:span text:style-name="T5">=</text:span><text:span text:style-name="T10"> s</text:span><text:span text:style-name="T5">.</text:span><text:span text:style-name="T10">charAt</text:span><text:span text:style-name="T5">(</text:span><text:span text:style-name="T10">col</text:span><text:span text:style-name="T5">)</text:span><text:span text:style-name="T9">;</text:span></text:p>
      <text:p text:style-name="P7"><text:s text:c="9"/><text:span text:style-name="T9">}</text:span></text:p>
      <text:p text:style-name="P7"><text:s text:c="5"/><text:span text:style-name="T9">}</text:span></text:p>
      <text:p text:style-name="P12"><text:s text:c="2"/><text:span text:style-name="T9">}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vikiran </meta:initial-creator>
    <meta:creation-date>2013-03-06T15:00:17</meta:creation-date>
    <dc:date>2013-03-06T15:15:50</dc:date>
    <dc:creator>Ravikiran </dc:creator>
    <meta:editing-duration>PT5M34S</meta:editing-duration>
    <meta:editing-cycles>4</meta:editing-cycles>
    <meta:generator>LibreOffice/3.6$Linux_X86_64 LibreOffice_project/360m1$Build-2</meta:generator>
    <meta:document-statistic meta:table-count="0" meta:image-count="0" meta:object-count="0" meta:page-count="1" meta:paragraph-count="38" meta:word-count="173" meta:character-count="1426" meta:non-whitespace-character-count="1138"/>
  </office:meta>
</office:document-meta>
</file>